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 Sans" svg:font-family="'Lucida San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3.182cm"/>
    </style:style>
    <style:style style:name="co2" style:family="table-column">
      <style:table-column-properties fo:break-before="auto" style:column-width="6.167cm"/>
    </style:style>
    <style:style style:name="co3" style:family="table-column">
      <style:table-column-properties fo:break-before="auto" style:column-width="2.471cm"/>
    </style:style>
    <style:style style:name="co4" style:family="table-column">
      <style:table-column-properties fo:break-before="auto" style:column-width="1.023cm"/>
    </style:style>
    <style:style style:name="co5" style:family="table-column">
      <style:table-column-properties fo:break-before="auto" style:column-width="5.17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8.668cm"/>
    </style:style>
    <style:style style:name="co8" style:family="table-column">
      <style:table-column-properties fo:break-before="auto" style:column-width="3.126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font-name="Nimbus Roman No9 L" fo:font-size="10pt" fo:language="fr" fo:country="FR" fo:font-style="normal" fo:text-shadow="none" style:text-underline-style="none" fo:font-weight="normal" style:text-underline-mode="continuous" style:text-line-through-mode="continuous" style:font-name-asian="Bitstream Vera Sans1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font-name="Nimbus Roman No9 L" fo:font-size="10pt" fo:language="fr" fo:country="FR" fo:font-style="normal" fo:text-shadow="none" style:text-underline-style="none" fo:font-weight="normal" style:text-underline-mode="continuous" style:text-line-through-mode="continuous" style:font-name-asian="Bitstream Vera Sans1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/>
    </style:style>
    <style:style style:name="ce3" style:family="table-cell" style:parent-style-name="Default" style:data-style-name="N50"/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EXOSIP</text:p>
          </table:table-cell>
          <table:table-cell table:style-name="Default"/>
          <table:table-cell/>
          <table:table-cell office:value-type="string">
            <text:p>SFLPHONE</text:p>
          </table:table-cell>
          <table:table-cell/>
          <table:table-cell office:value-type="string">
            <text:p>IAXCLIENT</text:p>
          </table:table-cell>
        </table:table-row>
        <table:table-row table:style-name="ro1">
          <table:table-cell table:style-name="ce1" office:value-type="string">
            <text:p>type</text:p>
          </table:table-cell>
          <table:table-cell table:style-name="Default" office:value-type="string">
            <text:p>nom</text:p>
          </table:table-cell>
          <table:table-cell office:value-type="string">
            <text:p>paramètres</text:p>
          </table:table-cell>
          <table:table-cell office:value-type="string">
            <text:p>type</text:p>
          </table:table-cell>
          <table:table-cell office:value-type="string">
            <text:p>nom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int </text:p>
          </table:table-cell>
          <table:table-cell office:value-type="string">
            <text:p><text:a xlink:href="http://www.antisip.com/documentation/eXosip2/group__eXosip2__authentication.html#g29fd46d57cd8254cd3de4b68b836fed4">eXosip_add_authentication_info</text:a> </text:p>
          </table:table-cell>
          <table:table-cell office:value-type="string">
            <text:p>(const char *username, const char *userid, const char *passwd, const char *ha1, const char *realm)</text:p>
          </table:table-cell>
          <table:table-cell office:value-type="float" office:value="1">
            <text:p>1</text:p>
          </table:table-cell>
          <table:table-cell office:value-type="string">
            <text:p>SipVoIPLink::setAuthentication</text:p>
          </table:table-cell>
          <table:table-cell/>
        </table:table-row>
        <table:table-row table:style-name="ro1">
          <table:table-cell office:value-type="string">
            <text:p>int </text:p>
          </table:table-cell>
          <table:table-cell office:value-type="string">
            <text:p><text:a xlink:href="http://www.antisip.com/documentation/eXosip2/group__eXosip2__authentication.html#gc89a11e9beb6bbb2bf8445d09346d68d">eXosip_clear_authentication_info</text:a></text:p>
          </table:table-cell>
          <table:table-cell office:value-type="string">
            <text:p><text:s/>(void)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t </text:p>
          </table:table-cell>
          <table:table-cell office:value-type="string">
            <text:p><text:a xlink:href="http://www.antisip.com/documentation/eXosip2/group__eXosip2__authentication.html#g9e4c830a0ae225949f3bb94580f734a3">eXosip_default_action</text:a></text:p>
          </table:table-cell>
          <table:table-cell office:value-type="string">
            <text:p><text:s/>(<text:a xlink:href="http://www.antisip.com/documentation/eXosip2/structeXosip__event.html">eXosip_event_t</text:a> *je)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void </text:p>
          </table:table-cell>
          <table:table-cell office:value-type="string">
            <text:p><text:a xlink:href="http://www.antisip.com/documentation/eXosip2/group__eXosip2__authentication.html#gf80f5b0ea35cf219595abfcb5425475c">eXosip_automatic_refresh</text:a> </text:p>
          </table:table-cell>
          <table:table-cell office:value-type="string">
            <text:p>(void)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void </text:p>
          </table:table-cell>
          <table:table-cell office:value-type="string">
            <text:p><text:a xlink:href="http://www.antisip.com/documentation/eXosip2/group__eXosip2__authentication.html#g9011cc64aec3d6242f6940aeec873ec0">eXosip_automatic_action</text:a></text:p>
          </table:table-cell>
          <table:table-cell office:value-type="string">
            <text:p><text:s/>(void)</text:p>
          </table:table-cell>
          <table:table-cell office:value-type="float" office:value="1">
            <text:p>1</text:p>
          </table:table-cell>
          <table:table-cell office:value-type="string">
            <text:p>SipVoIPLink::getEvent</text:p>
          </table:table-cell>
          <table:table-cell/>
        </table:table-row>
        <table:table-row table:style-name="ro1">
          <table:table-cell office:value-type="string">
            <text:p>int </text:p>
          </table:table-cell>
          <table:table-cell office:value-type="string">
            <text:p><text:a xlink:href="http://www.antisip.com/documentation/eXosip2/group__eXosip2__authentication.html#g16482af9adb8d8ff6d21f6c2dd15f2bb">eXosip_generate_random</text:a></text:p>
          </table:table-cell>
          <table:table-cell office:value-type="string">
            <text:p><text:s/>(char *buf, int buf_size)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dp_message_t * </text:p>
          </table:table-cell>
          <table:table-cell office:value-type="string">
            <text:p><text:a xlink:href="http://www.antisip.com/documentation/eXosip2/group__eXosip2__sdp.html#geaf01a64d327941e0207ee02aa6e0780">eXosip_get_remote_sdp</text:a></text:p>
          </table:table-cell>
          <table:table-cell office:value-type="string">
            <text:p><text:s/>(int tid)</text:p>
          </table:table-cell>
          <table:table-cell office:value-type="float" office:value="1">
            <text:p>1</text:p>
          </table:table-cell>
          <table:table-cell office:value-type="string">
            <text:p>SipVoIPLink::answer</text:p>
          </table:table-cell>
          <table:table-cell/>
        </table:table-row>
        <table:table-row table:style-name="ro1">
          <table:table-cell office:value-type="string">
            <text:p>sdp_message_t * </text:p>
          </table:table-cell>
          <table:table-cell office:value-type="string">
            <text:p><text:a xlink:href="http://www.antisip.com/documentation/eXosip2/group__eXosip2__sdp.html#g807a8528efef5bba1529af97ee92dcfb">eXosip_get_local_sdp</text:a> </text:p>
          </table:table-cell>
          <table:table-cell office:value-type="string">
            <text:p>(int did)</text:p>
          </table:table-cell>
          <table:table-cell office:value-type="float" office:value="1">
            <text:p>1</text:p>
          </table:table-cell>
          <table:table-cell office:value-type="string">
            <text:p>SipVoIPLink::onhold, SipVoIPLink::offhold</text:p>
          </table:table-cell>
          <table:table-cell/>
        </table:table-row>
        <table:table-row table:style-name="ro1">
          <table:table-cell office:value-type="string">
            <text:p>sdp_message_t * </text:p>
          </table:table-cell>
          <table:table-cell office:value-type="string">
            <text:p><text:a xlink:href="http://www.antisip.com/documentation/eXosip2/group__eXosip2__sdp.html#g677baa16db7f7dc71adadcbc23c16057">eXosip_get_remote_sdp_from_tid</text:a></text:p>
          </table:table-cell>
          <table:table-cell office:value-type="string">
            <text:p><text:s/>(int tid)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dp_message_t * </text:p>
          </table:table-cell>
          <table:table-cell office:value-type="string">
            <text:p><text:a xlink:href="http://www.antisip.com/documentation/eXosip2/group__eXosip2__sdp.html#g534a86f51b8e2a124147487eace50a89">eXosip_get_local_sdp_from_tid</text:a></text:p>
          </table:table-cell>
          <table:table-cell office:value-type="string">
            <text:p><text:s/>(int tid)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dp_message_t * </text:p>
          </table:table-cell>
          <table:table-cell office:value-type="string">
            <text:p><text:a xlink:href="http://www.antisip.com/documentation/eXosip2/group__eXosip2__sdp.html#g0e830133ded1fc0b235f12b9c5a60ec9">eXosip_get_sdp_info</text:a></text:p>
          </table:table-cell>
          <table:table-cell office:value-type="string">
            <text:p><text:s/>(osip_message_t *message)</text:p>
          </table:table-cell>
          <table:table-cell office:value-type="float" office:value="1">
            <text:p>1</text:p>
          </table:table-cell>
          <table:table-cell office:value-type="string">
            <text:p>SipCall::newIncomingCall, SipCall::newReinviteCall, SipCall::answeredCall, answeredCall_without_hold</text:p>
          </table:table-cell>
          <table:table-cell/>
        </table:table-row>
        <table:table-row table:style-name="ro2">
          <table:table-cell office:value-type="string">
            <text:p>sdp_connection_t * </text:p>
          </table:table-cell>
          <table:table-cell office:value-type="string">
            <text:p><text:a xlink:href="http://www.antisip.com/documentation/eXosip2/group__eXosip2__sdp.html#gb5e19ef32612e30363dc55d11d47206b">eXosip_get_audio_connection</text:a></text:p>
          </table:table-cell>
          <table:table-cell office:value-type="string">
            <text:p><text:s/>(sdp_message_t *sdp)</text:p>
          </table:table-cell>
          <table:table-cell office:value-type="float" office:value="1">
            <text:p>1</text:p>
          </table:table-cell>
          <table:table-cell office:value-type="string">
            <text:p>SipCall::newIncomingCall, SipCall::newReinviteCall, SipCall::answeredCall_without_hold </text:p>
          </table:table-cell>
          <table:table-cell/>
        </table:table-row>
        <table:table-row table:style-name="ro1">
          <table:table-cell office:value-type="string">
            <text:p>sdp_media_t * </text:p>
          </table:table-cell>
          <table:table-cell office:value-type="string">
            <text:p><text:a xlink:href="http://www.antisip.com/documentation/eXosip2/group__eXosip2__sdp.html#g91cad9e3279ac321202656f071b95dfc">eXosip_get_audio_media</text:a></text:p>
          </table:table-cell>
          <table:table-cell office:value-type="string">
            <text:p><text:s/>(sdp_message_t *sdp)</text:p>
          </table:table-cell>
          <table:table-cell office:value-type="float" office:value="1">
            <text:p>1</text:p>
          </table:table-cell>
          <table:table-cell office:value-type="string">
            <text:p>SipCall::newReinviteCall</text:p>
          </table:table-cell>
          <table:table-cell/>
        </table:table-row>
        <table:table-row table:style-name="ro1">
          <table:table-cell office:value-type="string">
            <text:p>void </text:p>
          </table:table-cell>
          <table:table-cell office:value-type="string">
            <text:p><text:a xlink:href="http://www.antisip.com/documentation/eXosip2/group__eXosip2__event.html#g81ccec1c7854f975ac984d846f5e5315">eXosip_event_free</text:a></text:p>
          </table:table-cell>
          <table:table-cell office:value-type="string">
            <text:p><text:s/>(<text:a xlink:href="http://www.antisip.com/documentation/eXosip2/structeXosip__event.html">eXosip_event_t</text:a> *je)</text:p>
          </table:table-cell>
          <table:table-cell office:value-type="float" office:value="1">
            <text:p>1</text:p>
          </table:table-cell>
          <table:table-cell office:value-type="string">
            <text:p>SipVoIPLink::getEvent</text:p>
          </table:table-cell>
          <table:table-cell office:value-type="string">
            <text:p>void iaxc_free_event(iaxc_event *e);</text:p>
          </table:table-cell>
        </table:table-row>
        <table:table-row table:style-name="ro1">
          <table:table-cell office:value-type="string">
            <text:p><text:a xlink:href="http://www.antisip.com/documentation/eXosip2/structeXosip__event.html">eXosip_event_t</text:a> * </text:p>
          </table:table-cell>
          <table:table-cell office:value-type="string">
            <text:p><text:a xlink:href="http://www.antisip.com/documentation/eXosip2/group__eXosip2__event.html#gaf6a9a1db85e7ccfcb5ad2887721ccc3">eXosip_event_wait</text:a></text:p>
          </table:table-cell>
          <table:table-cell office:value-type="string">
            <text:p><text:s/>(int tv_s, int tv_ms)</text:p>
          </table:table-cell>
          <table:table-cell office:value-type="float" office:value="1">
            <text:p>1</text:p>
          </table:table-cell>
          <table:table-cell office:value-type="string">
            <text:p>SipVoIPLink::getEvent</text:p>
          </table:table-cell>
          <table:table-cell office:value-type="string">
            <text:p>void iaxc_millisleep(long ms);</text:p>
          </table:table-cell>
        </table:table-row>
        <table:table-row table:style-name="ro3">
          <table:table-cell table:number-columns-repeated="4"/>
          <table:table-cell office:value-type="string">
            <text:p>EventThread::run -&gt; SipVoIPLink::getEvent</text:p>
          </table:table-cell>
          <table:table-cell office:value-type="string">
            <text:p>void iaxc_set_event_callback(iaxc_event_callback_t func);</text:p>
          </table:table-cell>
        </table:table-row>
        <table:table-row table:style-name="ro1">
          <table:table-cell office:value-type="string">
            <text:p><text:a xlink:href="http://www.antisip.com/documentation/eXosip2/structeXosip__event.html">eXosip_event_t</text:a> * </text:p>
          </table:table-cell>
          <table:table-cell office:value-type="string">
            <text:p><text:a xlink:href="http://www.antisip.com/documentation/eXosip2/group__eXosip2__event.html#g96034f2e1a24807813707a315ab2f6c9">eXosip_event_get</text:a></text:p>
          </table:table-cell>
          <table:table-cell office:value-type="string">
            <text:p><text:s/>(void)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number-columns-repeated="5"/>
          <table:table-cell office:value-type="string">
            <text:p>int iaxc_set_event_callpost(void *handle, int id);</text:p>
          </table:table-cell>
        </table:table-row>
        <table:table-row table:style-name="ro3">
          <table:table-cell table:number-columns-repeated="5"/>
          <table:table-cell office:value-type="string">
            <text:p>struct iaxc_ev_levels *iaxc_get_event_levels(iaxc_event *e);</text:p>
          </table:table-cell>
        </table:table-row>
        <table:table-row table:style-name="ro3">
          <table:table-cell table:number-columns-repeated="5"/>
          <table:table-cell office:value-type="string">
            <text:p>struct iaxc_ev_text *iaxc_get_event_text(iaxc_event *e);</text:p>
          </table:table-cell>
        </table:table-row>
        <table:table-row table:style-name="ro3">
          <table:table-cell table:number-columns-repeated="5"/>
          <table:table-cell office:value-type="string">
            <text:p>struct iaxc_ev_call_state *iaxc_get_event_state(iaxc_event *e);</text:p>
          </table:table-cell>
        </table:table-row>
        <table:table-row table:style-name="ro3">
          <table:table-cell table:number-columns-repeated="5"/>
          <table:table-cell office:value-type="string">
            <text:p>void iaxc_set_silence_threshold(double thr);</text:p>
          </table:table-cell>
        </table:table-row>
        <table:table-row table:style-name="ro4">
          <table:table-cell table:number-columns-repeated="4"/>
          <table:table-cell office:value-type="string">
            <text:p>ManagerImpl::initAudioDriver, ManagerImpl::selectAudioDriver</text:p>
          </table:table-cell>
          <table:table-cell office:value-type="string">
            <text:p>void iaxc_set_audio_output(int mode);</text:p>
          </table:table-cell>
        </table:table-row>
        <table:table-row table:style-name="ro4">
          <table:table-cell table:number-columns-repeated="4"/>
          <table:table-cell office:value-type="string">
            <text:p>ManagerImpl::getCall</text:p>
          </table:table-cell>
          <table:table-cell office:value-type="string">
            <text:p>int iaxc_select_call(int callNo);</text:p>
          </table:table-cell>
        </table:table-row>
        <table:table-row table:style-name="ro3">
          <table:table-cell table:number-columns-repeated="5"/>
          <table:table-cell office:value-type="string">
            <text:p>int iaxc_first_free_call();</text:p>
          </table:table-cell>
        </table:table-row>
        <table:table-row table:style-name="ro3">
          <table:table-cell table:number-columns-repeated="5"/>
          <table:table-cell office:value-type="string">
            <text:p>int iaxc_selected_call();</text:p>
          </table:table-cell>
        </table:table-row>
        <table:table-row table:style-name="ro3">
          <table:table-cell table:number-columns-repeated="5"/>
          <table:table-cell office:value-type="string">
            <text:p>int iaxc_quelch(int callNo, int MOH);</text:p>
          </table:table-cell>
        </table:table-row>
        <table:table-row table:style-name="ro4">
          <table:table-cell table:number-columns-repeated="4"/>
          <table:table-cell office:value-type="string">
            <text:p>ManagerImpl::getMicVolume</text:p>
          </table:table-cell>
          <table:table-cell office:value-type="string">
            <text:p>int iaxc_mic_boost_get( void ) ;</text:p>
          </table:table-cell>
        </table:table-row>
        <table:table-row table:style-name="ro4">
          <table:table-cell table:number-columns-repeated="4"/>
          <table:table-cell office:value-type="string">
            <text:p>ManagerImpl::setMicVolume</text:p>
          </table:table-cell>
          <table:table-cell office:value-type="string">
            <text:p><text:s/>int iaxc_mic_boost_set( int enable ) ;</text:p>
          </table:table-cell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call_set_reference </text:p>
          </table:table-cell>
          <table:table-cell office:value-type="string">
            <text:p><text:s/>(int id, void *reference</text:p>
          </table:table-cell>
          <table:table-cell office:value-type="float" office:value="1">
            <text:p>1</text:p>
          </table:table-cell>
          <table:table-cell office:value-type="string">
            <text:p>SipVoIPLink::startCall</text:p>
          </table:table-cell>
          <table:table-cell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call_build_initial_invite </text:p>
          </table:table-cell>
          <table:table-cell office:value-type="string">
            <text:p><text:s/>(osip_message_t **invite, const char *to, const char *from, const char *route, const char *subject</text:p>
          </table:table-cell>
          <table:table-cell office:value-type="float" office:value="1">
            <text:p>1</text:p>
          </table:table-cell>
          <table:table-cell office:value-type="string">
            <text:p>SipVoIPLink::startCall</text:p>
          </table:table-cell>
          <table:table-cell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call_send_initial_invite </text:p>
          </table:table-cell>
          <table:table-cell office:value-type="string">
            <text:p><text:s/>(osip_message_t *invite</text:p>
          </table:table-cell>
          <table:table-cell office:value-type="float" office:value="1">
            <text:p>1</text:p>
          </table:table-cell>
          <table:table-cell office:value-type="string">
            <text:p>SipVoIPLink::startCall</text:p>
          </table:table-cell>
          <table:table-cell office:value-type="string">
            <text:p>void iaxc_call(char *num);</text:p>
          </table:table-cell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call_build_request </text:p>
          </table:table-cell>
          <table:table-cell office:value-type="string">
            <text:p><text:s/>(int did, const char *method, osip_message_t **request</text:p>
          </table:table-cell>
          <table:table-cell office:value-type="float" office:value="1">
            <text:p>1</text:p>
          </table:table-cell>
          <table:table-cell office:value-type="string">
            <text:p>SipVoIPLink::onhold, SipVoIPLink::offhold</text:p>
          </table:table-cell>
          <table:table-cell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call_build_ack </text:p>
          </table:table-cell>
          <table:table-cell office:value-type="string">
            <text:p><text:s/>(int did, osip_message_t **ack</text:p>
          </table:table-cell>
          <table:table-cell office:value-type="float" office:value="1">
            <text:p>1</text:p>
          </table:table-cell>
          <table:table-cell office:value-type="string">
            <text:p>SipCall::answeredCall</text:p>
          </table:table-cell>
          <table:table-cell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call_send_ack </text:p>
          </table:table-cell>
          <table:table-cell office:value-type="string">
            <text:p><text:s/>(int did, osip_message_t *ack</text:p>
          </table:table-cell>
          <table:table-cell office:value-type="float" office:value="1">
            <text:p>1</text:p>
          </table:table-cell>
          <table:table-cell office:value-type="string">
            <text:p>SipCall::answeredCall</text:p>
          </table:table-cell>
          <table:table-cell office:value-type="string">
            <text:p>void iaxc_answer_call(int callNo);</text:p>
          </table:table-cell>
        </table:table-row>
        <table:table-row table:style-name="ro3">
          <table:table-cell table:number-columns-repeated="5"/>
          <table:table-cell office:value-type="string">
            <text:p>int iaxc_was_call_answered();</text:p>
          </table:table-cell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call_build_refer </text:p>
          </table:table-cell>
          <table:table-cell office:value-type="string">
            <text:p><text:s/>(int did, const char *refer_to, osip_message_t **request</text:p>
          </table:table-cell>
          <table:table-cell office:value-type="float" office:value="1">
            <text:p>1</text:p>
          </table:table-cell>
          <table:table-cell office:value-type="string">
            <text:p>SipVoIPLink::transfer</text:p>
          </table:table-cell>
          <table:table-cell office:value-type="string">
            <text:p>void iaxc_blind_transfer_call(int callNo, char *number);</text:p>
          </table:table-cell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call_build_info </text:p>
          </table:table-cell>
          <table:table-cell office:value-type="string">
            <text:p><text:s/>(int did, osip_message_t **request</text:p>
          </table:table-cell>
          <table:table-cell office:value-type="float" office:value="1">
            <text:p>1</text:p>
          </table:table-cell>
          <table:table-cell office:value-type="string">
            <text:p>SipVoIPLink::carryingDTMFdigits</text:p>
          </table:table-cell>
          <table:table-cell office:value-type="string">
            <text:p>iaxc_send_dtmf(char digit);</text:p>
          </table:table-cell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call_build_options </text:p>
          </table:table-cell>
          <table:table-cell office:value-type="string">
            <text:p><text:s/>(int did, osip_message_t **reques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call_build_update </text:p>
          </table:table-cell>
          <table:table-cell office:value-type="string">
            <text:p><text:s/>(int did, osip_message_t **reques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call_build_notify </text:p>
          </table:table-cell>
          <table:table-cell office:value-type="string">
            <text:p><text:s/>(int did, int subscription_status, osip_message_t **reques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call_send_request </text:p>
          </table:table-cell>
          <table:table-cell office:value-type="string">
            <text:p><text:s/>(int did, osip_message_t *request</text:p>
          </table:table-cell>
          <table:table-cell office:value-type="float" office:value="1">
            <text:p>1</text:p>
          </table:table-cell>
          <table:table-cell office:value-type="string">
            <text:p>SipVoIPLink::onhold, SipVoIPLink::offhold, SipVoIPLink::transfer, SipVoIPLink::carryingDTMFdigits</text:p>
          </table:table-cell>
          <table:table-cell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call_build_answer </text:p>
          </table:table-cell>
          <table:table-cell office:value-type="string">
            <text:p><text:s/>(int tid, int status, osip_message_t **answer</text:p>
          </table:table-cell>
          <table:table-cell office:value-type="float" office:value="1">
            <text:p>1</text:p>
          </table:table-cell>
          <table:table-cell office:value-type="string">
            <text:p>SipCall::newIncomingCall, SipCall::newReinviteCall, SipVoIPLink::answer , SipVoIPLink::refuse, SipVoIPLink::getEvent</text:p>
          </table:table-cell>
          <table:table-cell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call_send_answer </text:p>
          </table:table-cell>
          <table:table-cell office:value-type="string">
            <text:p><text:s/>(int tid, int status, osip_message_t *answer</text:p>
          </table:table-cell>
          <table:table-cell office:value-type="float" office:value="1">
            <text:p>1</text:p>
          </table:table-cell>
          <table:table-cell office:value-type="string">
            <text:p>SipCall::newIncomingCall, SipCall::newReinviteCall, SipVoIPLink::answer, SipVoIPLink::refuse, SipVoIPLink::getEvent</text:p>
          </table:table-cell>
          <table:table-cell office:value-type="string">
            <text:p>iaxc_reject_call(void); iaxc_reject_call_number(int callNo);</text:p>
          </table:table-cell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call_terminate </text:p>
          </table:table-cell>
          <table:table-cell office:value-type="string">
            <text:p><text:s/>(int cid, int did</text:p>
          </table:table-cell>
          <table:table-cell office:value-type="float" office:value="1">
            <text:p>1</text:p>
          </table:table-cell>
          <table:table-cell office:value-type="string">
            <text:p>SipVoIPLink::hangup, SipVoIPLink::cancel, SipVoIPLink::endSipCalls</text:p>
          </table:table-cell>
          <table:table-cell office:value-type="string">
            <text:p>void iaxc_dump_all_calls(void); void iaxc_dump_call(void);</text:p>
          </table:table-cell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call_build_prack </text:p>
          </table:table-cell>
          <table:table-cell office:value-type="string">
            <text:p><text:s/>(int tid, osip_message_t **prack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call_send_prack </text:p>
          </table:table-cell>
          <table:table-cell office:value-type="string">
            <text:p><text:s/>(int tid, osip_message_t *prack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transfer_send_notify </text:p>
          </table:table-cell>
          <table:table-cell office:value-type="string">
            <text:p><text:s/>(int did, int subscription_status, char *body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message_build_request </text:p>
          </table:table-cell>
          <table:table-cell office:value-type="string">
            <text:p><text:s/>(osip_message_t **message, const char *method, const char *to, const char *from, const char *route</text:p>
          </table:table-cell>
          <table:table-cell office:value-type="float" office:value="1">
            <text:p>1</text:p>
          </table:table-cell>
          <table:table-cell office:value-type="string">
            <text:p>SipVoIPLink::sendMessage</text:p>
          </table:table-cell>
          <table:table-cell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message_send_request </text:p>
          </table:table-cell>
          <table:table-cell office:value-type="string">
            <text:p><text:s/>(osip_message_t *message</text:p>
          </table:table-cell>
          <table:table-cell office:value-type="float" office:value="1">
            <text:p>1</text:p>
          </table:table-cell>
          <table:table-cell office:value-type="string">
            <text:p>SipVoIPLink::sendMessage</text:p>
          </table:table-cell>
          <table:table-cell office:value-type="string">
            <text:p>iaxc_send_text(char *text); iaxc_send_url(char *url, int link);</text:p>
          </table:table-cell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message_build_answer </text:p>
          </table:table-cell>
          <table:table-cell office:value-type="string">
            <text:p><text:s/>(int tid, int status, osip_message_t **answer</text:p>
          </table:table-cell>
          <table:table-cell office:value-type="float" office:value="1">
            <text:p>1</text:p>
          </table:table-cell>
          <table:table-cell office:value-type="string">
            <text:p>SipVoIPLink::getEvent</text:p>
          </table:table-cell>
          <table:table-cell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message_send_answer </text:p>
          </table:table-cell>
          <table:table-cell office:value-type="string">
            <text:p><text:s/>(int tid, int status, osip_message_t *answer</text:p>
          </table:table-cell>
          <table:table-cell office:value-type="float" office:value="1">
            <text:p>1</text:p>
          </table:table-cell>
          <table:table-cell office:value-type="string">
            <text:p>SipVoIPLink::getEvent</text:p>
          </table:table-cell>
          <table:table-cell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options_build_request </text:p>
          </table:table-cell>
          <table:table-cell office:value-type="string">
            <text:p><text:s/>(osip_message_t **options, const char *to, const char *from, const char *rout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options_send_request </text:p>
          </table:table-cell>
          <table:table-cell office:value-type="string">
            <text:p><text:s/>(osip_message_t *options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options_build_answer </text:p>
          </table:table-cell>
          <table:table-cell office:value-type="string">
            <text:p><text:s/>(int tid, int status, osip_message_t **answer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options_send_answer </text:p>
          </table:table-cell>
          <table:table-cell office:value-type="string">
            <text:p><text:s/>(int tid, int status, osip_message_t *answer</text:p>
          </table:table-cell>
          <table:table-cell office:value-type="float" office:value="1">
            <text:p>1</text:p>
          </table:table-cell>
          <table:table-cell office:value-type="string">
            <text:p>SipVoIPLink::getEvent</text:p>
          </table:table-cell>
          <table:table-cell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build_publish </text:p>
          </table:table-cell>
          <table:table-cell office:value-type="string">
            <text:p><text:s/>(osip_message_t **message, const char *to, const char *from, const char *route, const char *event, const char *expires, const char *ctype, const char *body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publish </text:p>
          </table:table-cell>
          <table:table-cell office:value-type="string">
            <text:p><text:s/>(osip_message_t *message, const char *sip_if_match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refer_build_request </text:p>
          </table:table-cell>
          <table:table-cell office:value-type="string">
            <text:p><text:s/>(osip_message_t **refer, const char *refer_to, const char *from, const char *to, const char *rout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refer_send_request </text:p>
          </table:table-cell>
          <table:table-cell office:value-type="string">
            <text:p><text:s/>(osip_message_t *refer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register_build_initial_register </text:p>
          </table:table-cell>
          <table:table-cell office:value-type="string">
            <text:p><text:s/>(const char *from, const char *proxy, const char *contact, int expires, osip_message_t **reg</text:p>
          </table:table-cell>
          <table:table-cell office:value-type="float" office:value="1">
            <text:p>1</text:p>
          </table:table-cell>
          <table:table-cell office:value-type="string">
            <text:p>SipVoIPLink::setRegister</text:p>
          </table:table-cell>
          <table:table-cell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register_build_register </text:p>
          </table:table-cell>
          <table:table-cell office:value-type="string">
            <text:p><text:s/>(int rid, int expires, osip_message_t **reg</text:p>
          </table:table-cell>
          <table:table-cell office:value-type="float" office:value="1">
            <text:p>1</text:p>
          </table:table-cell>
          <table:table-cell office:value-type="string">
            <text:p>SipVoIPLink::setUnregister</text:p>
          </table:table-cell>
          <table:table-cell office:value-type="string">
            <text:p>iaxc_unregister( int id );</text:p>
          </table:table-cell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register_send_register </text:p>
          </table:table-cell>
          <table:table-cell office:value-type="string">
            <text:p><text:s/>(int rid, osip_message_t *reg</text:p>
          </table:table-cell>
          <table:table-cell office:value-type="float" office:value="1">
            <text:p>1</text:p>
          </table:table-cell>
          <table:table-cell office:value-type="string">
            <text:p>SipVoIPLink::setRegister, SipVoIPLink::setUnregister</text:p>
          </table:table-cell>
          <table:table-cell office:value-type="string">
            <text:p>iaxc_register(char *user, char *pass, char *host);</text:p>
          </table:table-cell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init </text:p>
          </table:table-cell>
          <table:table-cell office:value-type="string">
            <text:p><text:s/>(void</text:p>
          </table:table-cell>
          <table:table-cell office:value-type="float" office:value="1">
            <text:p>1</text:p>
          </table:table-cell>
          <table:table-cell office:value-type="string">
            <text:p>SipVoIPLink::init</text:p>
          </table:table-cell>
          <table:table-cell office:value-type="string">
            <text:p>int iaxc_initialize(int audType, int nCalls);</text:p>
          </table:table-cell>
        </table:table-row>
        <table:table-row table:style-name="ro1">
          <table:table-cell office:value-type="string">
            <text:p>void </text:p>
          </table:table-cell>
          <table:table-cell office:value-type="string">
            <text:p>eXosip_quit </text:p>
          </table:table-cell>
          <table:table-cell office:value-type="string">
            <text:p><text:s/>(void</text:p>
          </table:table-cell>
          <table:table-cell office:value-type="float" office:value="1">
            <text:p>1</text:p>
          </table:table-cell>
          <table:table-cell office:value-type="string">
            <text:p>SipVoIPLink::~SipVoIPLink</text:p>
          </table:table-cell>
          <table:table-cell office:value-type="string">
            <text:p>void iaxc_shutdown();</text:p>
          </table:table-cell>
        </table:table-row>
        <table:table-row table:style-name="ro4">
          <table:table-cell table:number-columns-repeated="4"/>
          <table:table-cell office:value-type="string">
            <text:p>ManagerImpl::initAudioCodec</text:p>
          </table:table-cell>
          <table:table-cell office:value-type="string">
            <text:p>void iaxc_set_formats(int preferred, int allowed);</text:p>
          </table:table-cell>
        </table:table-row>
        <table:table-row table:style-name="ro3">
          <table:table-cell table:number-columns-repeated="5"/>
          <table:table-cell office:value-type="string">
            <text:p>void iaxc_set_min_outgoing_framesize(int samples);</text:p>
          </table:table-cell>
        </table:table-row>
        <table:table-row table:style-name="ro3">
          <table:table-cell table:number-columns-repeated="5"/>
          <table:table-cell office:value-type="string">
            <text:p>void iaxc_set_callerid(char *name, char *number);</text:p>
          </table:table-cell>
        </table:table-row>
        <table:table-row table:style-name="ro3">
          <table:table-cell table:number-columns-repeated="5"/>
          <table:table-cell office:value-type="string">
            <text:p>void iaxc_process_calls();</text:p>
          </table:table-cell>
        </table:table-row>
        <table:table-row table:style-name="ro3">
          <table:table-cell table:number-columns-repeated="5"/>
          <table:table-cell office:value-type="string">
            <text:p>int iaxc_service_audio();</text:p>
          </table:table-cell>
        </table:table-row>
        <table:table-row table:style-name="ro3">
          <table:table-cell table:number-columns-repeated="5"/>
          <table:table-cell office:value-type="string">
            <text:p>int iaxc_start_processing_thread();</text:p>
          </table:table-cell>
        </table:table-row>
        <table:table-row table:style-name="ro3">
          <table:table-cell table:number-columns-repeated="5"/>
          <table:table-cell office:value-type="string">
            <text:p>int iaxc_stop_processing_thread();</text:p>
          </table:table-cell>
        </table:table-row>
        <table:table-row table:style-name="ro3">
          <table:table-cell table:number-columns-repeated="5"/>
          <table:table-cell office:value-type="string">
            <text:p>int iaxc_audio_devices_get(struct iaxc_audio_device **devs, int *nDevs, int *input, int *output, int *ring);</text:p>
          </table:table-cell>
        </table:table-row>
        <table:table-row table:style-name="ro3">
          <table:table-cell table:number-columns-repeated="5"/>
          <table:table-cell office:value-type="string">
            <text:p>int iaxc_audio_devices_set(int input, int output, int ring);</text:p>
          </table:table-cell>
        </table:table-row>
        <table:table-row table:style-name="ro3">
          <table:table-cell table:number-columns-repeated="5"/>
          <table:table-cell office:value-type="string">
            <text:p>double iaxc_input_level_get();</text:p>
          </table:table-cell>
        </table:table-row>
        <table:table-row table:style-name="ro3">
          <table:table-cell table:number-columns-repeated="5"/>
          <table:table-cell office:value-type="string">
            <text:p>double iaxc_output_level_get();</text:p>
          </table:table-cell>
        </table:table-row>
        <table:table-row table:style-name="ro3">
          <table:table-cell table:number-columns-repeated="5"/>
          <table:table-cell office:value-type="string">
            <text:p>int iaxc_input_level_set(double level);</text:p>
          </table:table-cell>
        </table:table-row>
        <table:table-row table:style-name="ro3">
          <table:table-cell table:number-columns-repeated="5"/>
          <table:table-cell office:value-type="string">
            <text:p>int iaxc_output_level_set(double level);</text:p>
          </table:table-cell>
        </table:table-row>
        <table:table-row table:style-name="ro3">
          <table:table-cell table:number-columns-repeated="5"/>
          <table:table-cell office:value-type="string">
            <text:p>int iaxc_play_sound(struct iaxc_sound *sound, int ring);</text:p>
          </table:table-cell>
        </table:table-row>
        <table:table-row table:style-name="ro3">
          <table:table-cell table:number-columns-repeated="5"/>
          <table:table-cell office:value-type="string">
            <text:p>int iaxc_stop_sound(int id);</text:p>
          </table:table-cell>
        </table:table-row>
        <table:table-row table:style-name="ro3">
          <table:table-cell table:number-columns-repeated="5"/>
          <table:table-cell office:value-type="string">
            <text:p>int iaxc_get_filters(void);</text:p>
          </table:table-cell>
        </table:table-row>
        <table:table-row table:style-name="ro3">
          <table:table-cell table:number-columns-repeated="5"/>
          <table:table-cell office:value-type="string">
            <text:p>void iaxc_set_filters(int filters);</text:p>
          </table:table-cell>
        </table:table-row>
        <table:table-row table:style-name="ro3">
          <table:table-cell table:number-columns-repeated="5"/>
          <table:table-cell office:value-type="string">
            <text:p>int iaxc_set_files(FILE *input, FILE *output);</text:p>
          </table:table-cell>
        </table:table-row>
        <table:table-row table:style-name="ro3">
          <table:table-cell table:number-columns-repeated="5"/>
          <table:table-cell office:value-type="string">
            <text:p>void iaxc_set_speex_settings(int decode_enhance, float quality, int bitrate, int vbr, int abr, int complexity);</text:p>
          </table:table-cell>
        </table:table-row>
        <table:table-row table:style-name="ro3">
          <table:table-cell table:number-columns-repeated="5"/>
          <table:table-cell office:value-type="string">
            <text:p>int iaxc_video_mode_set(int mode);</text:p>
          </table:table-cell>
        </table:table-row>
        <table:table-row table:style-name="ro3">
          <table:table-cell table:number-columns-repeated="5"/>
          <table:table-cell office:value-type="string">
            <text:p>int iaxc_video_mode_get();</text:p>
          </table:table-cell>
        </table:table-row>
        <table:table-row table:style-name="ro3">
          <table:table-cell table:number-columns-repeated="5"/>
          <table:table-cell office:value-type="string">
            <text:p>void iaxc_video_format_set(int preferred, int allowed, int framerate, int bitrate, int width, int height);</text:p>
          </table:table-cell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set_option </text:p>
          </table:table-cell>
          <table:table-cell office:value-type="string">
            <text:p><text:s/>(eXosip_option opt, const void *valu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lock </text:p>
          </table:table-cell>
          <table:table-cell office:value-type="string">
            <text:p><text:s/>(voi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unlock </text:p>
          </table:table-cell>
          <table:table-cell office:value-type="string">
            <text:p><text:s/>(void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listen_addr </text:p>
          </table:table-cell>
          <table:table-cell office:value-type="string">
            <text:p><text:s/>(int transport, const char *addr, int port, int family, int secure</text:p>
          </table:table-cell>
          <table:table-cell office:value-type="float" office:value="1">
            <text:p>1</text:p>
          </table:table-cell>
          <table:table-cell office:value-type="string">
            <text:p>SipVoIPLink::init</text:p>
          </table:table-cell>
          <table:table-cell office:value-type="string">
            <text:p>void iaxc_set_networking(iaxc_sendto_t st, iaxc_recvfrom_t rf) ;</text:p>
          </table:table-cell>
        </table:table-row>
        <table:table-row table:style-name="ro3">
          <table:table-cell table:number-columns-repeated="5"/>
          <table:table-cell office:value-type="string">
            <text:p>int iaxc_get_netstats(int call, int *rtt, struct iaxc_netstat *local, struct iaxc_netstat *remote);</text:p>
          </table:table-cell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set_socket </text:p>
          </table:table-cell>
          <table:table-cell office:value-type="string">
            <text:p><text:s/>(int transport, int socket, int por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void </text:p>
          </table:table-cell>
          <table:table-cell office:value-type="string">
            <text:p>eXosip_set_user_agent </text:p>
          </table:table-cell>
          <table:table-cell office:value-type="string">
            <text:p><text:s/>(const char *user_agent</text:p>
          </table:table-cell>
          <table:table-cell office:value-type="float" office:value="1">
            <text:p>1</text:p>
          </table:table-cell>
          <table:table-cell office:value-type="string">
            <text:p>SipVoIPLink::init</text:p>
          </table:table-cell>
          <table:table-cell office:value-type="string">
            <text:p>char* iaxc_version(char *ver);</text:p>
          </table:table-cell>
        </table:table-row>
        <table:table-row table:style-name="ro1">
          <table:table-cell office:value-type="string">
            <text:p>void </text:p>
          </table:table-cell>
          <table:table-cell office:value-type="string">
            <text:p>eXosip_enable_ipv6 </text:p>
          </table:table-cell>
          <table:table-cell office:value-type="string">
            <text:p><text:s/>(int ipv6_enable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void </text:p>
          </table:table-cell>
          <table:table-cell office:value-type="string">
            <text:p>eXosip_masquerade_contact </text:p>
          </table:table-cell>
          <table:table-cell office:value-type="string">
            <text:p><text:s/>(const char *public_address, int port</text:p>
          </table:table-cell>
          <table:table-cell office:value-type="float" office:value="1">
            <text:p>1</text:p>
          </table:table-cell>
          <table:table-cell office:value-type="string">
            <text:p>SipVoIPLink::init</text:p>
          </table:table-cell>
          <table:table-cell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transport_set </text:p>
          </table:table-cell>
          <table:table-cell office:value-type="string">
            <text:p><text:s/>(osip_message_t *msg, const char *transpor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nt </text:p>
          </table:table-cell>
          <table:table-cell office:value-type="string">
            <text:p>eXosip_guess_localip </text:p>
          </table:table-cell>
          <table:table-cell office:value-type="string">
            <text:p><text:s/>(int family, char *address, int size</text:p>
          </table:table-cell>
          <table:table-cell office:value-type="float" office:value="1">
            <text:p>1</text:p>
          </table:table-cell>
          <table:table-cell office:value-type="string">
            <text:p>SipCall::sdp_complete_message, SipVoIPLink::getSipLocalIp</text:p>
          </table:table-cell>
          <table:table-cell/>
        </table:table-row>
        <table:table-row table:style-name="ro3"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Default" office:value-type="string">
            <text:p>osip_from_get_displayname(from)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pCall::newIncomingCall</text:p>
          </table:table-cell>
          <table:table-cell/>
        </table:table-row>
        <table:table-row table:style-name="ro3">
          <table:table-cell table:style-name="Default"/>
          <table:table-cell table:style-name="Default" office:value-type="string">
            <text:p>osip_from_get_url(from)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string">
            <text:p>SipVoIPLink::onhold, sdp_hold_call</text:p>
          </table:table-cell>
          <table:table-cell/>
        </table:table-row>
        <table:table-row table:style-name="ro3"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string">
            <text:p>SipVoIPLink::offhold, sdp_off_hold_call</text:p>
          </table:table-cell>
          <table:table-cell/>
        </table:table-row>
      </table:table>
      <table:table table:name="Feuille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3"/>
        <table:table-column table:style-name="co6" table:default-cell-style-name="Default"/>
        <table:table-row table:style-name="ro3">
          <table:table-cell office:value-type="string">
            <text:p>Tâche</text:p>
          </table:table-cell>
          <table:table-cell office:value-type="string">
            <text:p>Description</text:p>
          </table:table-cell>
          <table:table-cell office:value-type="string">
            <text:p>Début</text:p>
          </table:table-cell>
          <table:table-cell office:value-type="string">
            <text:p>Fin</text:p>
          </table:table-cell>
          <table:table-cell office:value-type="string">
            <text:p>Temps</text:p>
          </table:table-cell>
        </table:table-row>
        <table:table-row table:style-name="ro3">
          <table:table-cell office:value-type="string">
            <text:p>Début</text:p>
          </table:table-cell>
          <table:table-cell office:value-type="string">
            <text:p>Exosip + SipCall + SipVoIPLink jusqu'à transfer</text:p>
          </table:table-cell>
          <table:table-cell office:value-type="date" office:date-value="2006-03-13T23:30:00">
            <text:p>06-03-13 23:30</text:p>
          </table:table-cell>
          <table:table-cell office:value-type="date" office:date-value="2006-03-14T00:22:00">
            <text:p>06-03-14 00:22</text:p>
          </table:table-cell>
          <table:table-cell table:formula="oooc:=[.D2]-[.C2]" office:value-type="time" office:time-value="PT00H52M00S">
            <text:p>00:52:00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fin de sipvoiplink, iaxclient.h</text:p>
          </table:table-cell>
          <table:table-cell office:value-type="date" office:date-value="2006-03-14T11:30:00">
            <text:p>06-03-14 11:30</text:p>
          </table:table-cell>
          <table:table-cell office:value-type="date" office:date-value="2006-03-14T12:13:00">
            <text:p>06-03-14 12:13</text:p>
          </table:table-cell>
          <table:table-cell table:formula="oooc:=[.D3]-[.C3]" office:value-type="time" office:time-value="PT00H43M00S">
            <text:p>00:43:00</text:p>
          </table:table-cell>
        </table:table-row>
        <table:table-row table:style-name="ro3">
          <table:table-cell table:number-columns-repeated="2"/>
          <table:table-cell office:value-type="date" office:date-value="2006-03-15T16:52:00">
            <text:p>06-03-15 16:52</text:p>
          </table:table-cell>
          <table:table-cell office:value-type="date" office:date-value="2006-03-15T16:59:00">
            <text:p>06-03-15 16:59</text:p>
          </table:table-cell>
          <table:table-cell table:formula="oooc:=[.D4]-[.C4]" office:value-type="time" office:time-value="PT00H07M00S">
            <text:p>00:07:00</text:p>
          </table:table-cell>
        </table:table-row>
      </table:table>
      <table:table table:name="Feuille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 Sans" svg:font-family="'Lucida Sans'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fr" fo:country="FR" style:font-name-asian="Bitstream Vera Sans1" style:language-asian="none" style:country-asian="none" style:font-name-complex="Lucida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15">2006-03-15</text:date>, <text:time>16:5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creation-date>2006-03-13T23:33:24</meta:creation-date>
    <dc:date>2006-03-15T16:58:25</dc:date>
    <dc:language>fr-FR</dc:language>
    <meta:editing-cycles>16</meta:editing-cycles>
    <meta:editing-duration>PT12H46M4S</meta:editing-duration>
    <meta:user-defined meta:name="Info 1"/>
    <meta:user-defined meta:name="Info 2"/>
    <meta:user-defined meta:name="Info 3"/>
    <meta:user-defined meta:name="Info 4"/>
    <meta:document-statistic meta:table-count="3" meta:cell-count="376"/>
  </office:meta>
</office:document-meta>
</file>